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master-page-name="">
      <style:paragraph-properties fo:line-height="150%" fo:text-align="justify" style:justify-single-word="false" fo:hyphenation-ladder-count="no-limit" fo:hyphenation-keep="auto" loext:hyphenation-keep-type="column" style:page-number="auto"/>
      <style:text-properties style:font-name="Times New Roman" fo:font-size="13pt" officeooo:rsid="00217128" officeooo:paragraph-rsid="00217128" style:font-size-asian="13pt" style:font-size-complex="13pt" fo:hyphenate="true" fo:hyphenation-remain-char-count="2" fo:hyphenation-push-char-count="2" loext:hyphenation-no-caps="false" loext:hyphenation-no-last-word="false" loext:hyphenation-word-char-count="5" loext:hyphenation-zone="no-limit" loext:hyphenation-compound-remain-char-count="2"/>
    </style:style>
    <style:style style:name="P2" style:family="paragraph">
      <style:paragraph-properties fo:text-align="center"/>
    </style:style>
    <style:style style:name="P3" style:family="paragraph">
      <loext:graphic-properties draw:fill="none" draw:fill-color="#ffffff"/>
      <style:text-properties fo:font-family="Bahnschrift" style:font-family-generic="swiss" style:font-pitch="variable" fo:font-weight="bold" style:font-weight-asian="bold"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5.499cm" style:type="right" style:leader-style="dotted" style:leader-text="."/>
        </style:tab-stops>
      </style:paragraph-properties>
    </style:style>
    <style:style style:name="P7" style:family="paragraph" style:parent-style-name="Standard">
      <style:paragraph-properties fo:line-height="150%" fo:text-align="justify" style:justify-single-word="false" fo:hyphenation-ladder-count="no-limit" fo:hyphenation-keep="auto" loext:hyphenation-keep-type="column"/>
      <style:text-properties style:font-name="Times New Roman" fo:font-size="13pt" officeooo:rsid="00217128" officeooo:paragraph-rsid="00217128" style:font-size-asian="13pt" style:font-size-complex="13pt" fo:hyphenate="true" fo:hyphenation-remain-char-count="2" fo:hyphenation-push-char-count="2" loext:hyphenation-no-caps="false" loext:hyphenation-no-last-word="false" loext:hyphenation-word-char-count="5" loext:hyphenation-zone="no-limit" loext:hyphenation-compound-remain-char-count="2"/>
    </style:style>
    <style:style style:name="P8" style:family="paragraph" style:parent-style-name="Heading_20_1">
      <style:paragraph-properties fo:break-before="page"/>
      <style:text-properties style:font-name="Arial" fo:font-size="15pt" officeooo:rsid="005a45e2" officeooo:paragraph-rsid="005a45e2" style:font-size-asian="15pt" style:font-size-complex="15pt"/>
    </style:style>
    <style:style style:name="P9" style:family="paragraph" style:parent-style-name="Text_20_body">
      <loext:graphic-properties draw:fill="solid" draw:fill-color="#f8f8f8" draw:opacity="100%"/>
      <style:paragraph-properties ch2_options="{'Style': 'default', 'Language': 'Python', 'UseCharStyles': False, 'LineNumberRatio': 100, 'LineNumberStart': 1, 'MasterCharStyle': '', 'ShowLineNumbers': 1, 'ColourizeBackground': 1, 'LineNumberSeparator': '  ', 'LineNumberPaddingSymbol': '', 'StoreOptionsWithSnippet': 1}" fo:text-align="justify" style:justify-single-word="false" fo:background-color="#f8f8f8"/>
      <style:text-properties style:use-window-font-color="true" loext:opacity="0%" style:font-name="Arial" fo:font-size="12pt" fo:language="zxx" fo:country="none" fo:font-style="normal" style:text-underline-style="none" fo:font-weight="normal" officeooo:rsid="005d393a" officeooo:paragraph-rsid="005d393a" fo:background-color="transparent" style:font-size-asian="10.5pt" style:font-size-complex="12pt"/>
    </style:style>
    <style:style style:name="P10" style:family="paragraph" style:parent-style-name="Text_20_body">
      <loext:graphic-properties draw:fill="solid" draw:fill-color="#f8f8f8" draw:opacity="100%"/>
      <style:paragraph-properties ch2_options="{'Style': 'default', 'Language': 'Python', 'UseCharStyles': False, 'LineNumberRatio': 100, 'LineNumberStart': 1, 'MasterCharStyle': '', 'ShowLineNumbers': 1, 'ColourizeBackground': 1, 'LineNumberSeparator': '  ', 'LineNumberPaddingSymbol': '', 'StoreOptionsWithSnippet': 1}" fo:background-color="#f8f8f8"/>
      <style:text-properties fo:color="#3d7b7b" loext:opacity="100%" style:font-name="Arial" fo:font-size="12pt" fo:language="zxx" fo:country="none" fo:font-style="normal" style:text-underline-style="none" fo:font-weight="normal" officeooo:rsid="005a45e2" officeooo:paragraph-rsid="005a45e2" fo:background-color="transparent" style:font-size-asian="10.5pt" style:font-size-complex="12pt"/>
    </style:style>
    <style:style style:name="P11" style:family="paragraph" style:parent-style-name="Heading_20_1">
      <style:text-properties style:font-name="Arial" fo:font-size="15pt" officeooo:rsid="005f118b" officeooo:paragraph-rsid="005f118b" style:font-size-asian="15pt" style:font-size-complex="15pt"/>
    </style:style>
    <style:style style:name="P12" style:family="paragraph" style:parent-style-name="Heading_20_2">
      <style:text-properties style:font-name="Arial" fo:font-size="13pt" officeooo:rsid="005f21e5" officeooo:paragraph-rsid="005f21e5" style:font-size-asian="13pt" style:font-size-complex="13pt"/>
    </style:style>
    <style:style style:name="P13" style:family="paragraph" style:parent-style-name="Text_20_body">
      <loext:graphic-properties draw:fill="solid" draw:fill-color="#f8f8f8" draw:opacity="100%"/>
      <style:paragraph-properties ch2_options="{'Style': 'default', 'Language': 'Python', 'UseCharStyles': False, 'LineNumberRatio': 100, 'LineNumberStart': 1, 'MasterCharStyle': '', 'ShowLineNumbers': 1, 'ColourizeBackground': 1, 'LineNumberSeparator': '  ', 'LineNumberPaddingSymbol': '', 'StoreOptionsWithSnippet': 1}" fo:background-color="#f8f8f8"/>
      <style:text-properties style:use-window-font-color="true" loext:opacity="0%" style:font-name="Arial" fo:font-size="12pt" fo:language="zxx" fo:country="none" fo:font-style="normal" style:text-underline-style="none" fo:font-weight="normal" officeooo:rsid="005f21e5" officeooo:paragraph-rsid="005f21e5" fo:background-color="transparent" style:font-size-asian="10.5pt" style:font-size-complex="12pt"/>
    </style:style>
    <style:style style:name="P14" style:family="paragraph" style:parent-style-name="Text_20_body">
      <style:text-properties style:font-name="Arial" fo:font-size="12pt" officeooo:rsid="006101cf" officeooo:paragraph-rsid="006101cf" style:font-size-asian="10.5pt" style:font-size-complex="12pt"/>
    </style:style>
    <style:style style:name="P15" style:family="paragraph">
      <style:paragraph-properties fo:margin-left="0cm" fo:margin-right="0cm" fo:margin-top="0.42cm" fo:margin-bottom="0.349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16" style:family="paragraph">
      <loext:graphic-properties draw:fill="solid" draw:fill-color="#242933"/>
      <style:paragraph-properties fo:margin-left="0cm" fo:margin-right="0cm" fo:margin-top="0.42cm" fo:margin-bottom="0.349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7" style:family="paragraph" style:parent-style-name="Text_20_body">
      <style:text-properties style:font-name="Arial" fo:font-size="12pt" officeooo:rsid="00671294" officeooo:paragraph-rsid="00671294" style:font-size-asian="10.5pt" style:font-size-complex="12pt"/>
    </style:style>
    <style:style style:name="P18" style:family="paragraph" style:parent-style-name="Heading_20_2">
      <style:text-properties style:font-name="Arial" fo:font-size="13pt" officeooo:rsid="00682860" officeooo:paragraph-rsid="00682860" style:font-size-asian="11.3500003814697pt" style:font-size-complex="13pt"/>
    </style:style>
    <style:style style:name="P19" style:family="paragraph" style:parent-style-name="Text_20_body">
      <style:text-properties style:font-name="Arial" fo:font-size="13pt" officeooo:rsid="00682860" officeooo:paragraph-rsid="00682860" style:font-size-asian="11.3500003814697pt" style:font-size-complex="13pt"/>
    </style:style>
    <style:style style:name="P20" style:family="paragraph" style:parent-style-name="Text_20_body" style:list-style-name="L1">
      <style:text-properties style:font-name="Arial" fo:font-size="13pt" officeooo:rsid="00682860" officeooo:paragraph-rsid="00682860" style:font-size-asian="11.3500003814697pt" style:font-size-complex="13pt"/>
    </style:style>
    <style:style style:name="P21" style:family="paragraph" style:parent-style-name="Text_20_body">
      <style:text-properties style:font-name="Arial" fo:font-size="12pt" officeooo:rsid="00682860" officeooo:paragraph-rsid="00682860" style:font-size-asian="10.5pt" style:font-size-complex="12pt"/>
    </style:style>
    <style:style style:name="P22" style:family="paragraph" style:parent-style-name="Text_20_body">
      <style:text-properties style:font-name="Arial" fo:font-size="12pt" officeooo:rsid="005a45e2" officeooo:paragraph-rsid="005a45e2" style:font-size-asian="10.5pt" style:font-size-complex="12pt"/>
    </style:style>
    <style:style style:name="P23" style:family="paragraph" style:parent-style-name="Heading_20_1">
      <style:text-properties style:font-name="Arial" fo:font-size="15pt" officeooo:rsid="00682860" officeooo:paragraph-rsid="00682860" style:font-size-asian="15pt" style:font-size-complex="15pt"/>
    </style:style>
    <style:style style:name="P24" style:family="paragraph" style:parent-style-name="Text_20_body" style:list-style-name="L2">
      <style:text-properties style:font-name="Arial" fo:font-size="12pt" officeooo:rsid="005a45e2" officeooo:paragraph-rsid="005a45e2" style:font-size-asian="10.5pt" style:font-size-complex="12pt"/>
    </style:style>
    <style:style style:name="P25" style:family="paragraph" style:parent-style-name="Heading_20_1">
      <style:text-properties style:font-name="Arial" fo:font-size="15pt" officeooo:rsid="0069a12f" officeooo:paragraph-rsid="0069a12f" style:font-size-asian="13.1000003814697pt" style:font-size-complex="15pt"/>
    </style:style>
    <style:style style:name="P26" style:family="paragraph" style:parent-style-name="Text_20_body">
      <loext:graphic-properties draw:fill="solid" draw:fill-color="#242933" draw:opacity="100%"/>
      <style:paragraph-properties ch2_options="{'Style': 'nord-darker', 'Language': 'Python', 'UseCharStyles': 0, 'LineNumberRatio': 100, 'LineNumberStart': 1, 'MasterCharStyle': '', 'ShowLineNumbers': 1, 'ColourizeBackground': 1, 'LineNumberSeparator': '  ', 'LineNumberPaddingSymbol': '', 'StoreOptionsWithSnippet': 1}" fo:background-color="#242933"/>
      <style:text-properties style:use-window-font-color="true" loext:opacity="0%" style:font-name="Liberation Mono" fo:font-size="12pt" fo:language="zxx" fo:country="none" fo:font-style="normal" style:text-underline-style="none" fo:font-weight="normal" officeooo:rsid="005a45e2" officeooo:paragraph-rsid="006e2e22" fo:background-color="transparent" style:font-size-asian="10.5pt" style:font-size-complex="12pt"/>
    </style:style>
    <style:style style:name="P27" style:family="paragraph" style:parent-style-name="Heading_20_1">
      <style:paragraph-properties fo:break-before="page"/>
      <style:text-properties style:font-name="Arial" fo:font-size="15pt" officeooo:rsid="006ed067" officeooo:paragraph-rsid="006ed067" style:font-size-asian="15pt" style:font-size-complex="15pt"/>
    </style:style>
    <style:style style:name="P28" style:family="paragraph" style:parent-style-name="Text_20_body">
      <style:paragraph-properties fo:text-align="justify" style:justify-single-word="false"/>
      <style:text-properties style:font-name="Arial" fo:language="zxx" fo:country="none" officeooo:rsid="006ed067" officeooo:paragraph-rsid="006ed067"/>
    </style:style>
    <style:style style:name="P29" style:family="paragraph" style:parent-style-name="Heading_20_1">
      <style:text-properties style:font-name="Arial" fo:font-size="15pt" officeooo:rsid="006ed067" officeooo:paragraph-rsid="006ed067" style:font-size-asian="13.1000003814697pt" style:font-size-complex="15pt"/>
    </style:style>
    <style:style style:name="P30" style:family="paragraph" style:parent-style-name="Text_20_body">
      <loext:graphic-properties draw:fill="solid" draw:fill-color="#242933" draw:opacity="100%"/>
      <style:paragraph-properties ch2_options="{'Style': 'nord-darker', 'Language': 'Python', 'UseCharStyles': 0, 'LineNumberRatio': 100, 'LineNumberStart': 1, 'MasterCharStyle': '', 'ShowLineNumbers': 0, 'ColourizeBackground': 1, 'LineNumberSeparator': '  ', 'LineNumberPaddingSymbol': '', 'StoreOptionsWithSnippet': 1}" fo:text-align="start" style:justify-single-word="false" fo:background-color="#242933"/>
      <style:text-properties style:use-window-font-color="true" loext:opacity="0%" style:font-name="Liberation Mono" fo:language="zxx" fo:country="none" fo:font-style="normal" style:text-underline-style="none" fo:font-weight="normal" officeooo:paragraph-rsid="0071f642" fo:background-color="transparent"/>
    </style:style>
    <style:style style:name="P31" style:family="paragraph" style:parent-style-name="Text_20_body">
      <style:paragraph-properties fo:text-align="justify" style:justify-single-word="false"/>
      <style:text-properties style:font-name="Arial" fo:language="zxx" fo:country="none"/>
    </style:style>
    <style:style style:name="T1" style:family="text">
      <style:text-properties fo:font-family="Bahnschrift" style:font-family-generic="swiss" style:font-pitch="variable" fo:font-size="54pt" fo:font-weight="bold" style:font-size-asian="44pt" style:font-weight-asian="bold" style:font-size-complex="54pt" style:font-weight-complex="bold"/>
    </style:style>
    <style:style style:name="T2" style:family="text">
      <style:text-properties fo:font-family="Bahnschrift" style:font-family-generic="swiss" style:font-pitch="variable" fo:font-size="32pt" fo:font-weight="normal" style:font-size-asian="26pt" style:font-weight-asian="normal" style:font-size-complex="32pt" style:font-weight-complex="normal"/>
    </style:style>
    <style:style style:name="T3" style:family="text">
      <style:text-properties fo:color="#000000" loext:opacity="100%"/>
    </style:style>
    <style:style style:name="T4" style:family="text">
      <style:text-properties fo:color="#666666" loext:opacity="100%"/>
    </style:style>
    <style:style style:name="T5" style:family="text">
      <style:text-properties fo:color="#000000" loext:opacity="100%" officeooo:rsid="005d49d2"/>
    </style:style>
    <style:style style:name="T6" style:family="text">
      <style:text-properties fo:color="#666666" loext:opacity="100%" officeooo:rsid="005d49d2"/>
    </style:style>
    <style:style style:name="T7" style:family="text">
      <style:text-properties fo:font-variant="normal" fo:text-transform="none" fo:color="#d8dee9" loext:opacity="100%" style:text-outline="false" style:text-line-through-style="none" style:text-line-through-type="none" style:text-position="0% 100%" style:font-name="Liberation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fo:color="#81a1c1" loext:opacity="100%" style:text-outline="false" style:text-line-through-style="none" style:text-line-through-type="none" style:text-position="0% 100%" style:font-name="Liberation Mono" fo:font-size="10pt" fo:letter-spacing="normal" fo:language="zxx" fo:country="none"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fo:color="#eceff4" loext:opacity="100%" style:text-outline="false" style:text-line-through-style="none" style:text-line-through-type="none" style:text-position="0% 100%" style:font-name="Liberation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fo:color="#b48ead" loext:opacity="100%" style:text-outline="false" style:text-line-through-style="none" style:text-line-through-type="none" style:text-position="0% 100%" style:font-name="Liberation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style="italic" style:font-style-asian="italic" style:font-style-complex="italic"/>
    </style:style>
    <style:style style:name="T12" style:family="text">
      <style:text-properties fo:color="#81a1c1" loext:opacity="100%" fo:font-weight="bold"/>
    </style:style>
    <style:style style:name="T13" style:family="text">
      <style:text-properties fo:color="#d8dee9" loext:opacity="100%"/>
    </style:style>
    <style:style style:name="T14" style:family="text">
      <style:text-properties fo:color="#8fbcbb" loext:opacity="100%"/>
    </style:style>
    <style:style style:name="T15" style:family="text">
      <style:text-properties fo:color="#eceff4" loext:opacity="100%"/>
    </style:style>
    <style:style style:name="T16" style:family="text">
      <style:text-properties fo:color="#eceff4" loext:opacity="100%" officeooo:rsid="006e2e22"/>
    </style:style>
    <style:style style:name="T17" style:family="text">
      <style:text-properties fo:color="#616e87" loext:opacity="100%" fo:font-style="italic"/>
    </style:style>
    <style:style style:name="T18" style:family="text">
      <style:text-properties fo:color="#616e87" loext:opacity="100%" fo:font-style="italic" officeooo:rsid="006e2e22"/>
    </style:style>
    <style:style style:name="T19" style:family="text">
      <style:text-properties fo:color="#88c0d0" loext:opacity="100%"/>
    </style:style>
    <style:style style:name="T20" style:family="text">
      <style:text-properties fo:color="#b48ead" loext:opacity="100%"/>
    </style:style>
    <style:style style:name="T21" style:family="text">
      <style:text-properties fo:color="#81a1c1" loext:opacity="100%"/>
    </style:style>
    <style:style style:name="T22" style:family="text">
      <style:text-properties fo:color="#a3be8c" loext:opacity="100%"/>
    </style:style>
    <style:style style:name="T23" style:family="text">
      <style:text-properties fo:color="#616e87" loext:opacity="100%" fo:font-style="italic" officeooo:rsid="006a8a5b"/>
    </style:style>
    <style:style style:name="T24" style:family="text">
      <style:text-properties fo:color="#ebcb8b" loext:opacity="100%"/>
    </style:style>
    <style:style style:name="T25" style:family="text">
      <style:text-properties fo:color="#a3be8c" loext:opacity="100%" officeooo:rsid="0071f642"/>
    </style:style>
    <style:style style:name="T26" style:family="text">
      <style:text-properties fo:color="#a3be8c" loext:opacity="100%" fo:font-style="italic" officeooo:rsid="0071f642"/>
    </style:style>
    <style:style style:name="T27" style:family="text">
      <style:text-properties fo:color="#616e87" loext:opacity="100%" fo:font-style="italic" officeooo:rsid="0071f64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nord-darker', 'Language': 'Python', 'UseCharStyles': False, 'LineNumberRatio': 100, 'LineNumberStart': 1, 'MasterCharStyle': '', 'ShowLineNumbers': 0, 'ColourizeBackground': 1, 'LineNumberSeparator': '  ', 'LineNumberPaddingSymbol': '', 'StoreOptionsWithSnippet': 1}" draw:stroke="none" draw:fill="solid" draw:fill-color="#242933" draw:textarea-vertical-align="middle" fo:min-height="1.125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rahmen 1" draw:style-name="gr1" draw:text-style-name="P3" svg:width="20.903cm" svg:height="14.061cm" svg:x="-2.953cm" svg:y="8.888cm"><draw:text-box><text:p text:style-name="P2"><text:span text:style-name="T1">Projektdoku</text:span><text:span text:style-name="T1">mentation</text:span></text:p><text:p text:style-name="P2"><text:span text:style-name="T2"/></text:p><text:p text:style-name="P2"><text:span text:style-name="T2"/></text:p><text:p text:style-name="P2"><text:span text:style-name="T2"/></text:p><text:p text:style-name="P2"><text:span text:style-name="T2"/></text:p><text:p text:style-name="P2"><text:span text:style-name="T2"/></text:p><text:p text:style-name="P2"><text:span text:style-name="T2">Marius Trifan</text:span></text:p><text:p text:style-name="P2"><text:span text:style-name="T2">Frederic Czudnochski</text:span></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Inhaltsverzeichnis</text:p>
          </text:index-title>
          <text:p text:style-name="P5"><text:a xlink:type="simple" xlink:href="#__RefHeading___Toc155_3586329269" text:style-name="Index_20_Link" text:visited-style-name="Index_20_Link">1 Unsere Mission<text:tab/>3</text:a></text:p>
          <text:p text:style-name="P5"><text:a xlink:type="simple" xlink:href="#__RefHeading___Toc146_2182684443" text:style-name="Index_20_Link" text:visited-style-name="Index_20_Link">2 Probleme und Schwierigkeiten<text:tab/>3</text:a></text:p>
          <text:p text:style-name="P6"><text:a xlink:type="simple" xlink:href="#__RefHeading___Toc148_2182684443" text:style-name="Index_20_Link" text:visited-style-name="Index_20_Link">2.1 Probleme vor dem Start des Projekts<text:tab/>3</text:a></text:p>
          <text:p text:style-name="P6"><text:a xlink:type="simple" xlink:href="#__RefHeading___Toc150_2182684443" text:style-name="Index_20_Link" text:visited-style-name="Index_20_Link">2.2 Ungenaue Zentrierung<text:tab/>3</text:a></text:p>
          <text:p text:style-name="P6"><text:a xlink:type="simple" xlink:href="#__RefHeading___Toc7379_2182684443" text:style-name="Index_20_Link" text:visited-style-name="Index_20_Link">2.3 Koordinatensystem und Edge-Cases<text:tab/>4</text:a></text:p>
          <text:p text:style-name="P5"><text:a xlink:type="simple" xlink:href="#__RefHeading___Toc7381_2182684443" text:style-name="Index_20_Link" text:visited-style-name="Index_20_Link">3 Ablauf des Programms<text:tab/>4</text:a></text:p>
          <text:p text:style-name="P5"><text:a xlink:type="simple" xlink:href="#__RefHeading___Toc7383_2182684443" text:style-name="Index_20_Link" text:visited-style-name="Index_20_Link">4 Quellcode<text:tab/>5</text:a></text:p>
          <text:p text:style-name="P5"><text:a xlink:type="simple" xlink:href="#__RefHeading___Toc1761_3018258185" text:style-name="Index_20_Link" text:visited-style-name="Index_20_Link">5 Version 2<text:tab/>9</text:a></text:p>
          <text:p text:style-name="P5"><text:a xlink:type="simple" xlink:href="#__RefHeading___Toc1763_3018258185" text:style-name="Index_20_Link" text:visited-style-name="Index_20_Link">6 Quellcode Version 2<text:tab/>9</text:a></text:p>
        </text:index-body>
      </text:table-of-content>
      <text:p text:style-name="P7"/>
      <text:h text:style-name="P8" text:outline-level="1"><text:bookmark-start text:name="__RefHeading___Toc155_3586329269"/>Unsere Mission<text:bookmark-end text:name="__RefHeading___Toc155_3586329269"/></text:h>
      <text:p text:style-name="P9"><text:span text:style-name="T3">Das Ziel unserer ursprünglichen Mission war es, einen roten Gegenstand autonom von der Drohne verfolgen zu lassen</text:span><text:span text:style-name="T4">.</text:span></text:p>
      <text:p text:style-name="P9"><text:span text:style-name="T3">Dafür hatten wir bereits einiges vorbereitet</text:span><text:span text:style-name="T4">.</text:span><text:span text:style-name="T3"> Zum einen das Auslesen der Kamera, als auch einen Algorithmus zum Erkennen des Objektes</text:span><text:span text:style-name="T4">.</text:span><text:span text:style-name="T3"> Das Problem, woran wir gescheitert sind, war, dass die Akkus der Drohne sehr schnell entladen wurden, wenn die Kamera eingeschaltet ist</text:span><text:span text:style-name="T4">.</text:span><text:span text:style-name="T3"> Dadurch kam es dazu, dass wir lange Wartezeiten hatten und nicht weiter aktiv testen konnten</text:span><text:span text:style-name="T4">.</text:span></text:p>
      <text:p text:style-name="P9"><text:span text:style-name="T3">Daher haben wir unser Projekt Anfang Dezember geändert</text:span><text:span text:style-name="T4">.</text:span><text:span text:style-name="T3"> Unser neues Ziel war es, dass die Drohne auf dem Missionpad </text:span><text:span text:style-name="T4">1</text:span><text:span text:style-name="T3"> startet und dann so lange geradeaus fliegt, bis sie Missionpad </text:span><text:span text:style-name="T4">2</text:span><text:span text:style-name="T3"> findet, sich da dann neu ausrichtet und dann immer von Missionpad zu Missionpad fliegt, bis sie wieder bei Missionpad </text:span><text:span text:style-name="T4">1</text:span><text:span text:style-name="T3"> angekommen ist</text:span><text:span text:style-name="T4">.</text:span></text:p>
      <text:p text:style-name="P9"><text:span text:style-name="T3">Später haben wir dann beschlossen, dass wir zusätzlich die Fläche des umflogenen Vielecks berechnen wollten, um </text:span><text:span text:style-name="T5">die Mission etwas komplexer zu gestalten</text:span><text:span text:style-name="T6">.</text:span></text:p>
      <text:p text:style-name="P10"/>
      <text:h text:style-name="P11" text:outline-level="1"><text:bookmark-start text:name="__RefHeading___Toc146_2182684443"/>Probleme und Schwierigkeiten<text:bookmark-end text:name="__RefHeading___Toc146_2182684443"/></text:h>
      <text:h text:style-name="P12" text:outline-level="2"><text:bookmark-start text:name="__RefHeading___Toc148_2182684443"/>Probleme vor dem Start des Projekts<text:bookmark-end text:name="__RefHeading___Toc148_2182684443"/></text:h>
      <text:p text:style-name="P13"><text:span text:style-name="T3">Da wir ursprünglich geplant hatten, dass wir, wie oben genannt, eine andere Mission fliegen, hatten wir nicht sehr viel Zeit, um unser neues Projekt umzusetzen</text:span><text:span text:style-name="T4">.</text:span><text:span text:style-name="T3"> </text:span></text:p>
      <text:p text:style-name="P13"><text:span text:style-name="T3">Zusätzlich haben auch bei diesem Projekt die Akkus der Drohne nicht immer ausreichend lange gehalten um genug zu testen</text:span><text:span text:style-name="T4">.</text:span></text:p>
      <text:h text:style-name="P12" text:outline-level="2"><text:bookmark-start text:name="__RefHeading___Toc150_2182684443"/>Ungenaue Zentrierung<text:bookmark-end text:name="__RefHeading___Toc150_2182684443"/></text:h>
      <text:p text:style-name="P14">Die größte Schwierigkeit im Programm war:</text:p>
      <text:p text:style-name="P14"><draw:frame text:anchor-type="as-char" draw:z-index="1" draw:name="Textrahmen 2" draw:style-name="gr2" draw:text-style-name="P16" svg:width="11.826cm" svg:height="1.126cm"><draw:text-box><text:p text:style-name="P15"><text:span text:style-name="T7">drone</text:span><text:span text:style-name="T8">.</text:span><text:span text:style-name="T7">go_xyz_speed_yaw_mid</text:span><text:span text:style-name="T9">(</text:span><text:span text:style-name="T10">0</text:span><text:span text:style-name="T9">,</text:span><text:span text:style-name="T10">0</text:span><text:span text:style-name="T9">,</text:span><text:span text:style-name="T10">20</text:span><text:span text:style-name="T9">,</text:span><text:span text:style-name="T10">20</text:span><text:span text:style-name="T9">,</text:span><text:span text:style-name="T10">0</text:span><text:span text:style-name="T9">,</text:span><text:span text:style-name="T7">pad</text:span><text:span text:style-name="T9">,</text:span><text:span text:style-name="T7">pad</text:span><text:span text:style-name="T9">)</text:span><text:span text:style-name="T7"> </text:span></text:p></draw:text-box></draw:frame></text:p>
      <text:p text:style-name="P17">Diese Zeile sollte die Drohne neu über dem Missionpad ausrichten, indem sie der Drohne sagt, dass sie von Missionpad <text:span text:style-name="T11">pad</text:span> zu den Koordinaten 0,0,20 fliegen soll mit einer Geschwindigkeit von 20cm/s. Zusätzlich sorgt die letzte 0 dafür, dass sich die Drohne anpasst an die Ausrichtung des Missionpads <text:span text:style-name="T11">pad</text:span>.</text:p>
      <text:p text:style-name="P17">Dies funktionierte bei den echten Drohnen sehr selten, bzw. fast nie, da diese bei dem Befehl eine Fehlermeldung zurückgegeben haben, dass sie diesen Befehl nicht kennen würden. In einzelnen Fällen hat es jedoch funktioniert, wodurch wir diesen Befehl weiterhin genutzt haben, da eine manuelle Ausrichtung sehr ungenau und kompliziert wäre.</text:p>
      <text:h text:style-name="P18" text:outline-level="2"><text:bookmark-start text:name="__RefHeading___Toc7379_2182684443"/><text:soft-page-break/>Koordinatensystem und Edge-Cases<text:bookmark-end text:name="__RefHeading___Toc7379_2182684443"/></text:h>
      <text:p text:style-name="P19">Da die Positionsdaten der Drohne immer relativ zum aktuell erkannten Pad sind, mussten beim Wechsel zu einem neuen Pad der letzte Vektor aufwendig korrigiert werden. Dabei traten sogenannte Edge-Cases (seltene, unerwartete Szenarien) aus, wie zum Beispiel:</text:p>
      <text:list text:style-name="L1">
        <text:list-item>
          <text:p text:style-name="P20">Ungenaue Distanzwerte wodurch alle restlichen ungültig wurden</text:p>
        </text:list-item>
        <text:list-item>
          <text:p text:style-name="P20">Nicht exakt überflogene Pads, wodurch es nicht registriert wurde</text:p>
        </text:list-item>
        <text:list-item>
          <text:p text:style-name="P20">Gleiches Pad wird 2mal erkannten</text:p>
        </text:list-item>
      </text:list>
      <text:p text:style-name="P21">Diese Probleme brauchten eine exklusive Fehlerverarbeitung im Programm</text:p>
      <text:p text:style-name="P22"/>
      <text:h text:style-name="P23" text:outline-level="1"><text:bookmark-start text:name="__RefHeading___Toc7381_2182684443"/>Ablauf des Programms<text:bookmark-end text:name="__RefHeading___Toc7381_2182684443"/></text:h>
      <text:list text:style-name="L2">
        <text:list-item>
          <text:p text:style-name="P24">Das Programm startet und stellt eine Verbindung zur DJI Tello EDU Drohne her.</text:p>
        </text:list-item>
        <text:list-item>
          <text:p text:style-name="P24">Der aktuelle Batteriestand der Drohne wird abgefragt und ausgegeben.</text:p>
        </text:list-item>
        <text:list-item>
          <text:p text:style-name="P24">Die Drohne hebt automatisch ab und geht in den Schwebeflug über.</text:p>
        </text:list-item>
        <text:list-item>
          <text:p text:style-name="P24">Die Mission-Pad-Erkennung wird aktiviert und die Erkennungsrichtung festgelegt.</text:p>
        </text:list-item>
        <text:list-item>
          <text:p text:style-name="P24">Das Programm wartet, bis das erste Mission Pad erkannt wird. Dieses Pad dient als Startpunkt der Mission.</text:p>
        </text:list-item>
        <text:list-item>
          <text:p text:style-name="P24">Sobald das erste Pad erkannt wurde, richtet sich die Drohne über diesem Pad aus.</text:p>
        </text:list-item>
        <text:list-item>
          <text:p text:style-name="P24">Die Drohne beginnt, sich schrittweise vorwärts zu bewegen, um dem durch die Mission Pads vorgegebenen Kurs zu folgen.</text:p>
        </text:list-item>
        <text:list-item>
          <text:p text:style-name="P24">Während des Fluges wird kontinuierlich überprüft, ob ein Mission Pad erkannt wird oder nicht.</text:p>
        </text:list-item>
        <text:list-item>
          <text:p text:style-name="P24">Wird kein Pad erkannt, werden die aktuellen Abstände zum zuletzt bekannten Pad gespeichert und aktualisiert.</text:p>
        </text:list-item>
        <text:list-item>
          <text:p text:style-name="P24">Wird ein neues Mission Pad erkannt, wird dieses als Ecke des Vielecks interpretiert.</text:p>
        </text:list-item>
        <text:list-item>
          <text:p text:style-name="P24">Der zurückgelegte Weg seit dem letzten Pad wird als Seitenvektor berechnet und gespeichert.</text:p>
        </text:list-item>
        <text:list-item>
          <text:p text:style-name="P24">Die Drohne richtet sich erneut über dem neu erkannten Mission Pad aus, um Messfehler zu reduzieren.</text:p>
        </text:list-item>
        <text:list-item>
          <text:p text:style-name="P24">Dieser Vorgang wiederholt sich für alle weiteren Mission Pads des Vielecks.</text:p>
        </text:list-item>
        <text:list-item>
          <text:p text:style-name="P24"><text:soft-page-break/>Sobald Mission Pad 1 erneut erkannt wird, erkennt das Programm, dass das Vieleck vollständig abgeflogen wurde.</text:p>
        </text:list-item>
        <text:list-item>
          <text:p text:style-name="P24">Die Drohne richtet sich ein letztes Mal über Mission Pad 1 aus.</text:p>
        </text:list-item>
        <text:list-item>
          <text:p text:style-name="P24">Die Drohne landet automatisch.</text:p>
        </text:list-item>
        <text:list-item>
          <text:p text:style-name="P24">Nach der Landung werden alle gespeicherten Seitenvektoren ausgegeben.</text:p>
        </text:list-item>
        <text:list-item>
          <text:p text:style-name="P24">Aus den Seitenvektoren werden die Eckpunkte des Vielecks rekonstruiert.</text:p>
        </text:list-item>
        <text:list-item>
          <text:p text:style-name="P24">Mithilfe der Gaußschen Trapezformel wird die Fläche des Vielecks berechnet und ausgegeben.</text:p>
        </text:list-item>
        <text:list-item>
          <text:p text:style-name="P24">Abschließend wird die Mission-Pad-Erkennung deaktiviert und die Verbindung zur Drohne beendet.</text:p>
        </text:list-item>
      </text:list>
      <text:p text:style-name="P22"/>
      <text:p text:style-name="P22"/>
      <text:h text:style-name="P25" text:outline-level="1"><text:bookmark-start text:name="__RefHeading___Toc7383_2182684443"/>Quellcode<text:bookmark-end text:name="__RefHeading___Toc7383_2182684443"/></text:h>
      <text:p text:style-name="P26"><text:span text:style-name="T12">from</text:span><text:span text:style-name="T13"> </text:span><text:span text:style-name="T14">typing</text:span><text:span text:style-name="T13"> </text:span><text:span text:style-name="T12">import</text:span><text:span text:style-name="T13"> Tuple<text:line-break/></text:span><text:span text:style-name="T12">from</text:span><text:span text:style-name="T13"> </text:span><text:span text:style-name="T14">djitellopy</text:span><text:span text:style-name="T13"> </text:span><text:span text:style-name="T12">import</text:span><text:span text:style-name="T13"> tello<text:line-break/></text:span><text:span text:style-name="T12">import</text:span><text:span text:style-name="T13"> </text:span><text:span text:style-name="T14">time</text:span><text:span text:style-name="T13"><text:line-break/><text:line-break/>drone </text:span><text:span text:style-name="T12">=</text:span><text:span text:style-name="T13"> tello</text:span><text:span text:style-name="T12">.</text:span><text:span text:style-name="T13">Tello</text:span><text:span text:style-name="T15">() </text:span></text:p>
      <text:p text:style-name="P26"><text:span text:style-name="T16"><text:tab/></text:span><text:span text:style-name="T17"># </text:span><text:span text:style-name="T18">host="127.0.0.1" für Simulation</text:span><text:span text:style-name="T13"><text:line-break/><text:line-break/><text:line-break/></text:span><text:span text:style-name="T12">def</text:span><text:span text:style-name="T13"> </text:span><text:span text:style-name="T19">center_over_pad</text:span><text:span text:style-name="T15">(</text:span><text:span text:style-name="T13">pad</text:span><text:span text:style-name="T15">):</text:span><text:span text:style-name="T13"><text:line-break/> <text:s text:c="3"/>drone</text:span><text:span text:style-name="T12">.</text:span><text:span text:style-name="T13">go_xyz_speed_yaw_mid</text:span><text:span text:style-name="T15">(</text:span><text:span text:style-name="T20">0</text:span><text:span text:style-name="T15">,</text:span><text:span text:style-name="T20">0</text:span><text:span text:style-name="T15">,</text:span><text:span text:style-name="T20">20</text:span><text:span text:style-name="T15">,</text:span><text:span text:style-name="T20">20</text:span><text:span text:style-name="T15">,</text:span><text:span text:style-name="T20">0</text:span><text:span text:style-name="T15">,</text:span><text:span text:style-name="T13">pad</text:span><text:span text:style-name="T15">,</text:span><text:span text:style-name="T13">pad</text:span><text:span text:style-name="T15">)</text:span><text:span text:style-name="T13"><text:line-break/><text:line-break/><text:line-break/></text:span><text:span text:style-name="T12">def</text:span><text:span text:style-name="T13"> </text:span><text:span text:style-name="T19">get_pad_position</text:span><text:span text:style-name="T15">():</text:span><text:span text:style-name="T13"><text:line-break/> <text:s text:c="3"/>x </text:span><text:span text:style-name="T12">=</text:span><text:span text:style-name="T13"> drone</text:span><text:span text:style-name="T12">.</text:span><text:span text:style-name="T13">get_mission_pad_distance_x</text:span><text:span text:style-name="T15">()</text:span><text:span text:style-name="T13"><text:line-break/> <text:s text:c="3"/>y </text:span><text:span text:style-name="T12">=</text:span><text:span text:style-name="T13"> drone</text:span><text:span text:style-name="T12">.</text:span><text:span text:style-name="T13">get_mission_pad_distance_y</text:span><text:span text:style-name="T15">()</text:span><text:span text:style-name="T13"><text:line-break/> <text:s text:c="3"/></text:span><text:span text:style-name="T12">return</text:span><text:span text:style-name="T13"> x</text:span><text:span text:style-name="T15">,</text:span><text:span text:style-name="T13"> y<text:line-break/><text:line-break/><text:line-break/><text:line-break/><text:line-break/></text:span><text:span text:style-name="T12">def</text:span><text:span text:style-name="T13"> </text:span><text:span text:style-name="T19">polygon_area_from_vectors</text:span><text:span text:style-name="T15">(</text:span><text:span text:style-name="T13">vectors</text:span><text:span text:style-name="T15">):</text:span><text:span text:style-name="T13"><text:line-break/> <text:s text:c="3"/></text:span><text:span text:style-name="T17"># Reconstruct vertices</text:span><text:span text:style-name="T13"><text:line-break/> <text:s text:c="3"/>x</text:span><text:span text:style-name="T15">,</text:span><text:span text:style-name="T13"> y </text:span><text:span text:style-name="T12">=</text:span><text:span text:style-name="T13"> </text:span><text:span text:style-name="T20">0</text:span><text:span text:style-name="T15">,</text:span><text:span text:style-name="T13"> </text:span><text:span text:style-name="T20">0</text:span><text:span text:style-name="T13"><text:line-break/> <text:s text:c="3"/>vertices </text:span><text:span text:style-name="T12">=</text:span><text:span text:style-name="T13"> </text:span><text:span text:style-name="T15">[(</text:span><text:span text:style-name="T13">x</text:span><text:span text:style-name="T15">,</text:span><text:span text:style-name="T13"> y</text:span><text:span text:style-name="T15">)]</text:span><text:span text:style-name="T13"> </text:span><text:span text:style-name="T17"># die Koordinaten der Ecken des <text:tab/>Vieleck</text:span><text:span text:style-name="T13"><text:line-break/> <text:s text:c="3"/><text:line-break/></text:span><text:soft-page-break/><text:span text:style-name="T13"> <text:s text:c="3"/></text:span><text:span text:style-name="T17"># Berechne die Ecken</text:span><text:span text:style-name="T13"><text:line-break/> <text:s text:c="3"/></text:span><text:span text:style-name="T12">for</text:span><text:span text:style-name="T13"> dx</text:span><text:span text:style-name="T15">,</text:span><text:span text:style-name="T13"> dy </text:span><text:span text:style-name="T12">in</text:span><text:span text:style-name="T13"> vectors</text:span><text:span text:style-name="T15">:</text:span><text:span text:style-name="T13"><text:line-break/> <text:s text:c="7"/>x </text:span><text:span text:style-name="T12">+=</text:span><text:span text:style-name="T13"> dx<text:line-break/> <text:s text:c="7"/>y </text:span><text:span text:style-name="T12">+=</text:span><text:span text:style-name="T13"> dy<text:line-break/> <text:s text:c="7"/>vertices</text:span><text:span text:style-name="T12">.</text:span><text:span text:style-name="T13">append</text:span><text:span text:style-name="T15">((</text:span><text:span text:style-name="T13">x</text:span><text:span text:style-name="T15">,</text:span><text:span text:style-name="T13"> y</text:span><text:span text:style-name="T15">))</text:span><text:span text:style-name="T13"><text:line-break/> <text:s text:c="3"/></text:span><text:span text:style-name="T21">print</text:span><text:span text:style-name="T15">(</text:span><text:span text:style-name="T22">"Vertices:"</text:span><text:span text:style-name="T15">,</text:span><text:span text:style-name="T13">vertices</text:span><text:span text:style-name="T15">)</text:span><text:span text:style-name="T13"><text:line-break/> <text:s text:c="3"/><text:line-break/> <text:s text:c="3"/></text:span><text:span text:style-name="T17"># Shoelace formula aka. Gaußsche Trapezformel</text:span><text:span text:style-name="T13"><text:line-break/> <text:s text:c="3"/></text:span><text:span text:style-name="T17"># NOTE: </text:span><text:span text:style-name="T23">Wir</text:span><text:span text:style-name="T17"> verstehe</text:span><text:span text:style-name="T23">n</text:span><text:span text:style-name="T17"> diese Formel nicht, siehe dazu https://de.wikipedia.org/wiki/Gau%C3%9Fsche_Trapezformel</text:span><text:span text:style-name="T13"><text:line-break/> <text:s text:c="3"/>area </text:span><text:span text:style-name="T12">=</text:span><text:span text:style-name="T13"> </text:span><text:span text:style-name="T20">0</text:span><text:span text:style-name="T13"><text:line-break/> <text:s text:c="3"/>n </text:span><text:span text:style-name="T12">=</text:span><text:span text:style-name="T13"> </text:span><text:span text:style-name="T21">len</text:span><text:span text:style-name="T15">(</text:span><text:span text:style-name="T13">vertices</text:span><text:span text:style-name="T15">)</text:span><text:span text:style-name="T13"><text:line-break/> <text:s text:c="3"/></text:span><text:span text:style-name="T12">for</text:span><text:span text:style-name="T13"> i </text:span><text:span text:style-name="T12">in</text:span><text:span text:style-name="T13"> </text:span><text:span text:style-name="T21">range</text:span><text:span text:style-name="T15">(</text:span><text:span text:style-name="T13">n </text:span><text:span text:style-name="T12">-</text:span><text:span text:style-name="T13"> </text:span><text:span text:style-name="T20">1</text:span><text:span text:style-name="T15">):</text:span><text:span text:style-name="T13"><text:line-break/> <text:s text:c="7"/>x1</text:span><text:span text:style-name="T15">,</text:span><text:span text:style-name="T13"> y1 </text:span><text:span text:style-name="T12">=</text:span><text:span text:style-name="T13"> vertices</text:span><text:span text:style-name="T15">[</text:span><text:span text:style-name="T13">i</text:span><text:span text:style-name="T15">]</text:span><text:span text:style-name="T13"><text:line-break/> <text:s text:c="7"/>x2</text:span><text:span text:style-name="T15">,</text:span><text:span text:style-name="T13"> y2 </text:span><text:span text:style-name="T12">=</text:span><text:span text:style-name="T13"> vertices</text:span><text:span text:style-name="T15">[</text:span><text:span text:style-name="T13">i </text:span><text:span text:style-name="T12">+</text:span><text:span text:style-name="T13"> </text:span><text:span text:style-name="T20">1</text:span><text:span text:style-name="T15">]</text:span><text:span text:style-name="T13"><text:line-break/> <text:s text:c="7"/>area </text:span><text:span text:style-name="T12">+=</text:span><text:span text:style-name="T13"> x1 </text:span><text:span text:style-name="T12">*</text:span><text:span text:style-name="T13"> y2 </text:span><text:span text:style-name="T12">-</text:span><text:span text:style-name="T13"> x2 </text:span><text:span text:style-name="T12">*</text:span><text:span text:style-name="T13"> y1<text:line-break/><text:line-break/> <text:s text:c="3"/></text:span><text:span text:style-name="T12">return</text:span><text:span text:style-name="T13"> </text:span><text:span text:style-name="T21">abs</text:span><text:span text:style-name="T15">(</text:span><text:span text:style-name="T13">area</text:span><text:span text:style-name="T15">)</text:span><text:span text:style-name="T13"> </text:span><text:span text:style-name="T12">/</text:span><text:span text:style-name="T13"> </text:span><text:span text:style-name="T20">2</text:span><text:span text:style-name="T13"><text:line-break/><text:line-break/><text:line-break/></text:span><text:span text:style-name="T17"># --------------------------</text:span><text:span text:style-name="T13"><text:line-break/></text:span><text:span text:style-name="T17"># <text:s text:c="4"/>HAUPTPROGRAMM</text:span><text:span text:style-name="T13"><text:line-break/></text:span><text:span text:style-name="T17"># --------------------------</text:span><text:span text:style-name="T13"><text:line-break/><text:line-break/>drone</text:span><text:span text:style-name="T12">.</text:span><text:span text:style-name="T13">connect</text:span><text:span text:style-name="T15">()</text:span><text:span text:style-name="T13"><text:line-break/><text:line-break/></text:span><text:span text:style-name="T21">print</text:span><text:span text:style-name="T15">(</text:span><text:span text:style-name="T22">"Batterie:"</text:span><text:span text:style-name="T15">,</text:span><text:span text:style-name="T13"> drone</text:span><text:span text:style-name="T12">.</text:span><text:span text:style-name="T13">get_battery</text:span><text:span text:style-name="T15">(),</text:span><text:span text:style-name="T13"> </text:span><text:span text:style-name="T22">"%"</text:span><text:span text:style-name="T15">)</text:span><text:span text:style-name="T13"><text:line-break/><text:line-break/><text:line-break/><text:line-break/></text:span><text:span text:style-name="T17"># Start</text:span><text:span text:style-name="T13"><text:line-break/>drone</text:span><text:span text:style-name="T12">.</text:span><text:span text:style-name="T13">takeoff</text:span><text:span text:style-name="T15">()</text:span><text:span text:style-name="T13"><text:line-break/>time</text:span><text:span text:style-name="T12">.</text:span><text:span text:style-name="T13">sleep</text:span><text:span text:style-name="T15">(</text:span><text:span text:style-name="T20">1</text:span><text:span text:style-name="T15">)</text:span><text:span text:style-name="T13"><text:line-break/><text:line-break/></text:span><text:span text:style-name="T17"># Mission Pads aktivieren <text:s text:c="32"/></text:span><text:span text:style-name="T13"><text:line-break/>drone</text:span><text:span text:style-name="T12">.</text:span><text:span text:style-name="T13">enable_mission_pads</text:span><text:span text:style-name="T15">()</text:span><text:span text:style-name="T13"> <text:s text:c="30"/><text:line-break/>drone</text:span><text:span text:style-name="T12">.</text:span><text:span text:style-name="T13">set_mission_pad_detection_direction</text:span><text:span text:style-name="T15">(</text:span><text:span text:style-name="T20">0</text:span><text:span text:style-name="T15">)</text:span><text:span text:style-name="T13"> <text:s/></text:span><text:span text:style-name="T17"># 2 = beide </text:span><text:span text:style-name="T13"><text:line-break/><text:line-break/></text:span><text:span text:style-name="T21">print</text:span><text:span text:style-name="T15">(</text:span><text:span text:style-name="T22">"Warten auf Mission Pad 1 ..."</text:span><text:span text:style-name="T15">)</text:span><text:span text:style-name="T13"><text:line-break/>pad </text:span><text:span text:style-name="T12">=</text:span><text:span text:style-name="T13"> drone</text:span><text:span text:style-name="T12">.</text:span><text:span text:style-name="T13">get_mission_pad_id</text:span><text:span text:style-name="T15">()</text:span><text:span text:style-name="T13"><text:line-break/></text:span><text:span text:style-name="T21">print</text:span><text:span text:style-name="T15">(</text:span><text:span text:style-name="T22">f"Pad {</text:span><text:span text:style-name="T13">pad</text:span><text:span text:style-name="T22">} erkannt!"</text:span><text:span text:style-name="T15">)</text:span><text:span text:style-name="T13"><text:line-break/><text:line-break/><text:line-break/>center_over_pad</text:span><text:span text:style-name="T15">(</text:span><text:span text:style-name="T13">pad</text:span><text:span text:style-name="T15">)</text:span><text:span text:style-name="T13"><text:line-break/><text:line-break/></text:span><text:soft-page-break/><text:span text:style-name="T13">last_pad </text:span><text:span text:style-name="T12">=</text:span><text:span text:style-name="T13"> pad<text:line-break/><text:line-break/>step_2d </text:span><text:span text:style-name="T12">=</text:span><text:span text:style-name="T13"> </text:span><text:span text:style-name="T15">(</text:span><text:span text:style-name="T20">0</text:span><text:span text:style-name="T15">,</text:span><text:span text:style-name="T20">0</text:span><text:span text:style-name="T15">)</text:span><text:span text:style-name="T13"> </text:span><text:span text:style-name="T17"># speichert die Steigung der Seite</text:span><text:span text:style-name="T13"><text:line-break/>dist_pad </text:span><text:span text:style-name="T12">=</text:span><text:span text:style-name="T13"> get_pad_position</text:span><text:span text:style-name="T15">()</text:span><text:span text:style-name="T13"> </text:span><text:span text:style-name="T17"># Abstand zum Anfang der Seite</text:span><text:span text:style-name="T13"><text:line-break/></text:span><text:span text:style-name="T21">print</text:span><text:span text:style-name="T15">(</text:span><text:span text:style-name="T22">"Starte Vorwärts-Navigation...</text:span><text:span text:style-name="T24">\n</text:span><text:span text:style-name="T22">"</text:span><text:span text:style-name="T15">)</text:span><text:span text:style-name="T13"><text:line-break/><text:line-break/>side_vectors</text:span><text:span text:style-name="T12">=</text:span><text:span text:style-name="T15">[]</text:span><text:span text:style-name="T13"> </text:span><text:span text:style-name="T17"># <text:s/>Vektoren, die zu den jeweiligen Seite von der letzte Seite führen</text:span><text:span text:style-name="T13"><text:line-break/></text:span><text:span text:style-name="T17"># Endlosschleife bis Pad 1 erneut kommt</text:span><text:span text:style-name="T13"><text:line-break/></text:span><text:span text:style-name="T12">while</text:span><text:span text:style-name="T13"> </text:span><text:span text:style-name="T12">True</text:span><text:span text:style-name="T15">:</text:span><text:span text:style-name="T13"><text:line-break/> <text:s text:c="3"/></text:span><text:span text:style-name="T17"># Schrittweise vorwärts fliegen</text:span><text:span text:style-name="T13"><text:line-break/> <text:s text:c="3"/>drone</text:span><text:span text:style-name="T12">.</text:span><text:span text:style-name="T13">move_forward</text:span><text:span text:style-name="T15">(</text:span><text:span text:style-name="T20">50</text:span><text:span text:style-name="T15">)</text:span><text:span text:style-name="T13"><text:line-break/> <text:s text:c="3"/>time</text:span><text:span text:style-name="T12">.</text:span><text:span text:style-name="T13">sleep</text:span><text:span text:style-name="T15">(</text:span><text:span text:style-name="T20">0.5</text:span><text:span text:style-name="T15">)</text:span><text:span text:style-name="T13"><text:line-break/><text:line-break/> <text:s text:c="3"/></text:span><text:span text:style-name="T17"># Aktuelles Pad abfragen</text:span><text:span text:style-name="T13"><text:line-break/> <text:s text:c="3"/>pad </text:span><text:span text:style-name="T12">=</text:span><text:span text:style-name="T13"> drone</text:span><text:span text:style-name="T12">.</text:span><text:span text:style-name="T13">get_mission_pad_id</text:span><text:span text:style-name="T15">()</text:span><text:span text:style-name="T13"><text:line-break/><text:line-break/> <text:s text:c="3"/></text:span><text:span text:style-name="T17"># Aktueller Abstand zum Pad</text:span><text:span text:style-name="T13"><text:line-break/> <text:s text:c="3"/>dist_current_pad </text:span><text:span text:style-name="T12">=</text:span><text:span text:style-name="T13"> get_pad_position</text:span><text:span text:style-name="T15">()</text:span><text:span text:style-name="T13"><text:line-break/> <text:s text:c="3"/></text:span><text:span text:style-name="T21">print</text:span><text:span text:style-name="T15">(</text:span><text:span text:style-name="T13">dist_current_pad</text:span><text:span text:style-name="T15">)</text:span><text:span text:style-name="T13"><text:line-break/><text:line-break/> <text:s text:c="3"/></text:span><text:span text:style-name="T17"># Hier entsprechen Pads den Ecken des Vieleck</text:span><text:span text:style-name="T13"><text:line-break/> <text:s text:c="3"/><text:line-break/> <text:s text:c="3"/></text:span><text:span text:style-name="T17"># Nachdem ein neuer Pad gefunden wurde,</text:span><text:span text:style-name="T13"><text:line-break/> <text:s text:c="3"/></text:span><text:span text:style-name="T17"># speichere die Steigung der neuer Seite</text:span><text:span text:style-name="T13"><text:line-break/> <text:s text:c="3"/></text:span><text:span text:style-name="T12">if</text:span><text:span text:style-name="T13"> dist_pad </text:span><text:span text:style-name="T12">==</text:span><text:span text:style-name="T13"> </text:span><text:span text:style-name="T15">(</text:span><text:span text:style-name="T20">0</text:span><text:span text:style-name="T15">,</text:span><text:span text:style-name="T20">0</text:span><text:span text:style-name="T15">):</text:span><text:span text:style-name="T13"><text:line-break/> <text:s text:c="7"/></text:span><text:span text:style-name="T21">print</text:span><text:span text:style-name="T15">(</text:span><text:span text:style-name="T22">"Reseting the step_2d"</text:span><text:span text:style-name="T15">)</text:span><text:span text:style-name="T13"><text:line-break/> <text:s text:c="7"/>step_2d </text:span><text:span text:style-name="T12">=</text:span><text:span text:style-name="T13"> dist_current_pad<text:line-break/><text:line-break/> <text:s text:c="3"/></text:span><text:span text:style-name="T17"># Wenn kein Pad gefunden wurde,</text:span><text:span text:style-name="T13"><text:line-break/> <text:s text:c="3"/></text:span><text:span text:style-name="T17"># aktualisiere den Abstand zum Pad</text:span><text:span text:style-name="T13"><text:line-break/> <text:s text:c="3"/></text:span><text:span text:style-name="T12">if</text:span><text:span text:style-name="T13"> pad </text:span><text:span text:style-name="T12">==</text:span><text:span text:style-name="T13"> </text:span><text:span text:style-name="T12">-</text:span><text:span text:style-name="T20">1</text:span><text:span text:style-name="T15">:</text:span><text:span text:style-name="T13"><text:line-break/> <text:s text:c="7"/>dist_pad</text:span><text:span text:style-name="T12">=</text:span><text:span text:style-name="T13">dist_current_pad <text:line-break/><text:line-break/> <text:s text:c="3"/></text:span><text:span text:style-name="T12">elif</text:span><text:span text:style-name="T13"> pad </text:span><text:span text:style-name="T12">!=</text:span><text:span text:style-name="T13"> </text:span><text:span text:style-name="T12">-</text:span><text:span text:style-name="T20">1</text:span><text:span text:style-name="T15">:</text:span><text:span text:style-name="T13"> <text:s text:c="2"/></text:span><text:span text:style-name="T17"># Ein Pad wurde erkannt</text:span><text:span text:style-name="T13"><text:line-break/> <text:s text:c="7"/></text:span><text:span text:style-name="T21">print</text:span><text:span text:style-name="T15">(</text:span><text:span text:style-name="T22">f"Mission Pad erkannt: {</text:span><text:span text:style-name="T13">pad</text:span><text:span text:style-name="T22">}"</text:span><text:span text:style-name="T15">)</text:span><text:span text:style-name="T13"><text:line-break/><text:line-break/> <text:s text:c="7"/></text:span><text:span text:style-name="T17"># Man konnte warscheinlich die If-Bedingung weglassen,</text:span><text:span text:style-name="T13"><text:line-break/> <text:s text:c="7"/></text:span><text:span text:style-name="T17"># aber </text:span><text:span text:style-name="T23">wir</text:span><text:span text:style-name="T17"> </text:span><text:span text:style-name="T23">sind uns</text:span><text:span text:style-name="T17"> nicht sicher</text:span><text:span text:style-name="T13"><text:line-break/> <text:s text:c="7"/></text:span><text:span text:style-name="T17"># Es k</text:span><text:span text:style-name="T23">ö</text:span><text:span text:style-name="T17">nnte ,,Edge-Cases" geben</text:span><text:span text:style-name="T13"><text:line-break/> <text:s text:c="7"/></text:span><text:span text:style-name="T12">if</text:span><text:span text:style-name="T13"> pad </text:span><text:span text:style-name="T12">!=</text:span><text:span text:style-name="T13"> last_pad</text:span><text:span text:style-name="T15">:</text:span><text:span text:style-name="T13"> </text:span><text:span text:style-name="T17"># Eine neue Ecke wurde gefunden, damit auch eine neue Seite</text:span><text:span text:style-name="T13"><text:line-break/> <text:s text:c="11"/></text:span><text:span text:style-name="T17"># Da der Abstand nun relativ zum neuen Pad ist, </text:span><text:span text:style-name="T13"><text:line-break/> <text:s text:c="11"/></text:span><text:span text:style-name="T17"># hat man nicht den aktuel</text:span><text:span text:style-name="T23">l</text:span><text:span text:style-name="T17">sten Abstand zum letzten Pad</text:span><text:span text:style-name="T13"><text:line-break/></text:span><text:soft-page-break/><text:span text:style-name="T13"> <text:s text:c="11"/></text:span><text:span text:style-name="T17"># und muss berechnet werden.</text:span><text:span text:style-name="T13"><text:line-break/> <text:s text:c="11"/></text:span><text:span text:style-name="T17"># + step_2d macht genau das.</text:span><text:span text:style-name="T13"><text:line-break/> <text:s text:c="11"/></text:span><text:span text:style-name="T17"># - dist_current_pad[0] falls die Drohne nicht genau auf dem neuen Pad steht</text:span><text:span text:style-name="T13"><text:line-break/> <text:s text:c="11"/>dist_pad </text:span><text:span text:style-name="T12">=</text:span><text:span text:style-name="T13"> dist_pad</text:span><text:span text:style-name="T15">[</text:span><text:span text:style-name="T20">0</text:span><text:span text:style-name="T15">]</text:span><text:span text:style-name="T13"> </text:span><text:span text:style-name="T12">-</text:span><text:span text:style-name="T13"> dist_current_pad</text:span><text:span text:style-name="T15">[</text:span><text:span text:style-name="T20">0</text:span><text:span text:style-name="T15">]</text:span><text:span text:style-name="T12">+</text:span><text:span text:style-name="T13">step_2d</text:span><text:span text:style-name="T15">[</text:span><text:span text:style-name="T20">0</text:span><text:span text:style-name="T15">],</text:span><text:span text:style-name="T13"> dist_pad</text:span><text:span text:style-name="T15">[</text:span><text:span text:style-name="T20">1</text:span><text:span text:style-name="T15">]</text:span><text:span text:style-name="T13"> </text:span><text:span text:style-name="T12">-</text:span><text:span text:style-name="T13"> dist_current_pad</text:span><text:span text:style-name="T15">[</text:span><text:span text:style-name="T20">1</text:span><text:span text:style-name="T15">]</text:span><text:span text:style-name="T12">+</text:span><text:span text:style-name="T13">step_2d</text:span><text:span text:style-name="T15">[</text:span><text:span text:style-name="T20">1</text:span><text:span text:style-name="T15">]</text:span><text:span text:style-name="T13"><text:line-break/> <text:s text:c="11"/></text:span><text:span text:style-name="T21">print</text:span><text:span text:style-name="T15">(</text:span><text:span text:style-name="T22">"Side done with len:"</text:span><text:span text:style-name="T15">,</text:span><text:span text:style-name="T13">dist_pad</text:span><text:span text:style-name="T15">)</text:span><text:span text:style-name="T13"><text:line-break/> <text:s text:c="11"/></text:span><text:span text:style-name="T17"># speichere den neun Vektor</text:span><text:span text:style-name="T13"><text:line-break/> <text:s text:c="11"/>side_vectors</text:span><text:span text:style-name="T12">.</text:span><text:span text:style-name="T13">append</text:span><text:span text:style-name="T15">(</text:span><text:span text:style-name="T13">dist_pad</text:span><text:span text:style-name="T15">)</text:span><text:span text:style-name="T13"><text:line-break/> <text:s text:c="11"/>dist_pad </text:span><text:span text:style-name="T12">=</text:span><text:span text:style-name="T13"> </text:span><text:span text:style-name="T15">(</text:span><text:span text:style-name="T20">0</text:span><text:span text:style-name="T15">,</text:span><text:span text:style-name="T20">0</text:span><text:span text:style-name="T15">)</text:span><text:span text:style-name="T13"><text:line-break/> <text:s text:c="11"/><text:line-break/><text:line-break/> <text:s text:c="7"/></text:span><text:span text:style-name="T17"># Wenn wieder Pad 1 → landen</text:span><text:span text:style-name="T13"><text:line-break/> <text:s text:c="7"/></text:span><text:span text:style-name="T12">if</text:span><text:span text:style-name="T13"> pad </text:span><text:span text:style-name="T12">==</text:span><text:span text:style-name="T13"> </text:span><text:span text:style-name="T20">1</text:span><text:span text:style-name="T13"> </text:span><text:span text:style-name="T12">and</text:span><text:span text:style-name="T13"> last_pad </text:span><text:span text:style-name="T12">!=</text:span><text:span text:style-name="T13"> </text:span><text:span text:style-name="T20">1</text:span><text:span text:style-name="T15">:</text:span><text:span text:style-name="T13"><text:line-break/> <text:s text:c="11"/></text:span><text:span text:style-name="T21">print</text:span><text:span text:style-name="T15">(</text:span><text:span text:style-name="T22">"Pad 1 erneut erreicht → Landen..."</text:span><text:span text:style-name="T15">)</text:span><text:span text:style-name="T13"><text:line-break/> <text:s text:c="11"/>center_over_pad</text:span><text:span text:style-name="T15">(</text:span><text:span text:style-name="T13">pad</text:span><text:span text:style-name="T15">)</text:span><text:span text:style-name="T13"><text:line-break/> <text:s text:c="11"/>drone</text:span><text:span text:style-name="T12">.</text:span><text:span text:style-name="T13">land</text:span><text:span text:style-name="T15">()</text:span><text:span text:style-name="T13"><text:line-break/> <text:s text:c="11"/></text:span><text:span text:style-name="T12">break</text:span><text:span text:style-name="T13"><text:line-break/><text:line-break/> <text:s text:c="7"/></text:span><text:span text:style-name="T17"># Über dem Pad ausrichten</text:span><text:span text:style-name="T13"><text:line-break/> <text:s text:c="7"/>center_over_pad</text:span><text:span text:style-name="T15">(</text:span><text:span text:style-name="T13">pad</text:span><text:span text:style-name="T15">)</text:span><text:span text:style-name="T13"><text:line-break/><text:line-break/> <text:s text:c="7"/>last_pad </text:span><text:span text:style-name="T12">=</text:span><text:span text:style-name="T13"> pad<text:line-break/><text:line-break/></text:span><text:span text:style-name="T21">print</text:span><text:span text:style-name="T15">(</text:span><text:span text:style-name="T22">"</text:span><text:span text:style-name="T24">\n</text:span><text:span text:style-name="T22">Got the Following side Vectors:"</text:span><text:span text:style-name="T15">)</text:span><text:span text:style-name="T13"><text:line-break/></text:span><text:span text:style-name="T21">print</text:span><text:span text:style-name="T15">(</text:span><text:span text:style-name="T22">"</text:span><text:span text:style-name="T24">\t</text:span><text:span text:style-name="T22">"</text:span><text:span text:style-name="T15">,</text:span><text:span text:style-name="T13">side_vectors</text:span><text:span text:style-name="T15">)</text:span><text:span text:style-name="T13"><text:line-break/><text:line-break/></text:span><text:span text:style-name="T21">print</text:span><text:span text:style-name="T15">(</text:span><text:span text:style-name="T22">"</text:span><text:span text:style-name="T24">\n</text:span><text:span text:style-name="T22"> Calculated Area is:</text:span><text:span text:style-name="T24">\t</text:span><text:span text:style-name="T22">"</text:span><text:span text:style-name="T15">,</text:span><text:span text:style-name="T13">polygon_area_from_vectors</text:span><text:span text:style-name="T15">(</text:span><text:span text:style-name="T13">side_vectors</text:span><text:span text:style-name="T15">))</text:span><text:span text:style-name="T13"><text:line-break/></text:span><text:span text:style-name="T17"># Mission Pads deaktivieren (optional)</text:span><text:span text:style-name="T13"><text:line-break/>drone</text:span><text:span text:style-name="T12">.</text:span><text:span text:style-name="T13">disable_mission_pads</text:span><text:span text:style-name="T15">()</text:span><text:span text:style-name="T13"><text:line-break/>drone</text:span><text:span text:style-name="T12">.</text:span><text:span text:style-name="T13">end</text:span><text:span text:style-name="T15">()</text:span><text:line-break/></text:p>
      <text:h text:style-name="P27" text:outline-level="1"><text:bookmark-start text:name="__RefHeading___Toc1761_3018258185"/>Version 2<text:bookmark-end text:name="__RefHeading___Toc1761_3018258185"/></text:h>
      <text:p text:style-name="P28">Das bislang beschriebene Programm funktioniert in der Theorie perfekt, allerdings hat sich herausgestellt, dass in der neusten Version der Firmware der "jump" Befehl nicht mehr verfügbar ist.</text:p>
      <text:p text:style-name="P28">Somit mussten wir uns in der letzten Stunde vor Abgabe eine alternative überlegen. Diese alternative war, dass die Drohne statt vorwärts, in x-Richtung fliegt. Dafurch erreichen wir das gleiche, das die Drohne immer in Richtung des nächsten Pads fliegt. </text:p>
      <text:p text:style-name="P28">Das einzige Problem, das noch verbleibt, ist, dass wir nicht die Winkel wissen, in denen die Pads zueinander liegen. Und daher können wir noch nicht die Fläche ausrechnen. </text:p>
      <text:p text:style-name="P28">Wir konnten bislang noch nicht ausprobieren, ob der Befehl get_yaw() die Rotation relativ zum aktuellen Missionpad angibt oder nicht. Falls doch, ist auch die Flächenmessung wieder möglich. Aber das konnte bislang noch nicht getestet werden.</text:p>
      <text:p text:style-name="P28"/>
      <text:h text:style-name="P29" text:outline-level="1"><text:bookmark-start text:name="__RefHeading___Toc1763_3018258185"/>Quellcode Version 2<text:bookmark-end text:name="__RefHeading___Toc1763_3018258185"/></text:h>
      <text:p text:style-name="P30"><text:span text:style-name="T12">from</text:span><text:span text:style-name="T13"> </text:span><text:span text:style-name="T14">djitellopy</text:span><text:span text:style-name="T13"> </text:span><text:span text:style-name="T12">import</text:span><text:span text:style-name="T13"> tello<text:line-break/></text:span><text:span text:style-name="T12">import</text:span><text:span text:style-name="T13"> </text:span><text:span text:style-name="T14">time</text:span><text:span text:style-name="T13"><text:line-break/></text:span><text:span text:style-name="T12">import</text:span><text:span text:style-name="T13"> </text:span><text:span text:style-name="T14">os</text:span><text:span text:style-name="T13"><text:line-break/><text:line-break/>drone </text:span><text:span text:style-name="T12">=</text:span><text:span text:style-name="T13"> tello</text:span><text:span text:style-name="T12">.</text:span><text:span text:style-name="T13">Tello</text:span><text:span text:style-name="T15">()</text:span><text:span text:style-name="T13"><text:line-break/><text:line-break/><text:line-break/></text:span><text:span text:style-name="T12">def</text:span><text:span text:style-name="T13"> </text:span><text:span text:style-name="T19">center_over_pad</text:span><text:span text:style-name="T15">(</text:span><text:span text:style-name="T13">pad</text:span><text:span text:style-name="T15">):</text:span><text:span text:style-name="T13"><text:line-break/></text:span><text:span text:style-name="T17"># <text:s text:c="3"/>drone.go_xyz_speed_mid(130,0,20,50,0,pad,pad+1)</text:span><text:span text:style-name="T13"><text:line-break/> <text:s text:c="3"/>drone</text:span><text:span text:style-name="T12">.</text:span><text:span text:style-name="T13">go_xyz_speed_mid</text:span><text:span text:style-name="T15">(</text:span><text:span text:style-name="T20">0</text:span><text:span text:style-name="T15">,</text:span><text:span text:style-name="T20">0</text:span><text:span text:style-name="T15">,</text:span><text:span text:style-name="T20">30</text:span><text:span text:style-name="T15">,</text:span><text:span text:style-name="T20">20</text:span><text:span text:style-name="T15">,</text:span><text:span text:style-name="T13">pad</text:span><text:span text:style-name="T15">)</text:span><text:span text:style-name="T13"><text:line-break/><text:line-break/><text:line-break/></text:span><text:span text:style-name="T12">def</text:span><text:span text:style-name="T13"> </text:span><text:span text:style-name="T19">get_pad_position</text:span><text:span text:style-name="T15">():</text:span><text:span text:style-name="T13"><text:line-break/> <text:s text:c="3"/>x </text:span><text:span text:style-name="T12">=</text:span><text:span text:style-name="T13"> drone</text:span><text:span text:style-name="T12">.</text:span><text:span text:style-name="T13">get_mission_pad_distance_x</text:span><text:span text:style-name="T15">()</text:span><text:span text:style-name="T13"><text:line-break/> <text:s text:c="3"/>y </text:span><text:span text:style-name="T12">=</text:span><text:span text:style-name="T13"> drone</text:span><text:span text:style-name="T12">.</text:span><text:span text:style-name="T13">get_mission_pad_distance_y</text:span><text:span text:style-name="T15">()</text:span><text:span text:style-name="T13"><text:line-break/> <text:s text:c="3"/></text:span><text:span text:style-name="T12">return</text:span><text:span text:style-name="T13"> x</text:span><text:span text:style-name="T15">,</text:span><text:span text:style-name="T13"> y<text:line-break/><text:line-break/><text:line-break/></text:span><text:span text:style-name="T12">def</text:span><text:span text:style-name="T13"> </text:span><text:span text:style-name="T19">polygon_area_from_vectors</text:span><text:span text:style-name="T15">(</text:span><text:span text:style-name="T13">vectors</text:span><text:span text:style-name="T15">):</text:span><text:span text:style-name="T13"><text:line-break/> <text:s text:c="3"/></text:span><text:span text:style-name="T17"># Reconstruct vertices</text:span><text:span text:style-name="T13"><text:line-break/> <text:s text:c="3"/>x</text:span><text:span text:style-name="T15">,</text:span><text:span text:style-name="T13"> y </text:span><text:span text:style-name="T12">=</text:span><text:span text:style-name="T13"> </text:span><text:span text:style-name="T20">0</text:span><text:span text:style-name="T15">,</text:span><text:span text:style-name="T13"> </text:span><text:span text:style-name="T20">0</text:span><text:span text:style-name="T13"><text:line-break/> <text:s text:c="3"/>vertices </text:span><text:span text:style-name="T12">=</text:span><text:span text:style-name="T13"> </text:span><text:span text:style-name="T15">[(</text:span><text:span text:style-name="T13">x</text:span><text:span text:style-name="T15">,</text:span><text:span text:style-name="T13"> y</text:span><text:span text:style-name="T15">)]</text:span><text:span text:style-name="T13"> </text:span><text:span text:style-name="T17"># die Koordinaten der Ecken des <text:tab/>Vieleck</text:span><text:span text:style-name="T13"><text:line-break/></text:span><text:soft-page-break/><text:span text:style-name="T13"> <text:s text:c="3"/><text:line-break/> <text:s text:c="3"/></text:span><text:span text:style-name="T17"># Berechne die Ecken</text:span><text:span text:style-name="T13"><text:line-break/> <text:s text:c="3"/></text:span><text:span text:style-name="T12">for</text:span><text:span text:style-name="T13"> dx</text:span><text:span text:style-name="T15">,</text:span><text:span text:style-name="T13"> dy </text:span><text:span text:style-name="T12">in</text:span><text:span text:style-name="T13"> vectors</text:span><text:span text:style-name="T15">:</text:span><text:span text:style-name="T13"><text:line-break/> <text:s text:c="7"/>x </text:span><text:span text:style-name="T12">+=</text:span><text:span text:style-name="T13"> dx<text:line-break/> <text:s text:c="7"/>y </text:span><text:span text:style-name="T12">+=</text:span><text:span text:style-name="T13"> dy<text:line-break/> <text:s text:c="7"/>vertices</text:span><text:span text:style-name="T12">.</text:span><text:span text:style-name="T13">append</text:span><text:span text:style-name="T15">((</text:span><text:span text:style-name="T13">x</text:span><text:span text:style-name="T15">,</text:span><text:span text:style-name="T13"> y</text:span><text:span text:style-name="T15">))</text:span><text:span text:style-name="T13"><text:line-break/> <text:s text:c="3"/></text:span><text:span text:style-name="T21">print</text:span><text:span text:style-name="T15">(</text:span><text:span text:style-name="T22">"Vertices:"</text:span><text:span text:style-name="T15">,</text:span><text:span text:style-name="T13">vertices</text:span><text:span text:style-name="T15">)</text:span><text:span text:style-name="T13"><text:line-break/> <text:s text:c="3"/><text:line-break/> <text:s text:c="3"/></text:span><text:span text:style-name="T17"># Shoelace formula aka. Gaußsche Trapezformel</text:span><text:span text:style-name="T13"><text:line-break/> <text:s text:c="3"/></text:span><text:span text:style-name="T17"># NOTE: Ich verstehe diese Formel nicht, siehe dazu https://de.wikipedia.org/wiki/Gau%C3%9Fsche_Trapezformel</text:span><text:span text:style-name="T13"><text:line-break/> <text:s text:c="3"/>area </text:span><text:span text:style-name="T12">=</text:span><text:span text:style-name="T13"> </text:span><text:span text:style-name="T20">0</text:span><text:span text:style-name="T13"><text:line-break/> <text:s text:c="3"/>n </text:span><text:span text:style-name="T12">=</text:span><text:span text:style-name="T13"> </text:span><text:span text:style-name="T21">len</text:span><text:span text:style-name="T15">(</text:span><text:span text:style-name="T13">vertices</text:span><text:span text:style-name="T15">)</text:span><text:span text:style-name="T13"><text:line-break/> <text:s text:c="3"/></text:span><text:span text:style-name="T12">for</text:span><text:span text:style-name="T13"> i </text:span><text:span text:style-name="T12">in</text:span><text:span text:style-name="T13"> </text:span><text:span text:style-name="T21">range</text:span><text:span text:style-name="T15">(</text:span><text:span text:style-name="T13">n </text:span><text:span text:style-name="T12">-</text:span><text:span text:style-name="T13"> </text:span><text:span text:style-name="T20">1</text:span><text:span text:style-name="T15">):</text:span><text:span text:style-name="T13"><text:line-break/> <text:s text:c="7"/>x1</text:span><text:span text:style-name="T15">,</text:span><text:span text:style-name="T13"> y1 </text:span><text:span text:style-name="T12">=</text:span><text:span text:style-name="T13"> vertices</text:span><text:span text:style-name="T15">[</text:span><text:span text:style-name="T13">i</text:span><text:span text:style-name="T15">]</text:span><text:span text:style-name="T13"><text:line-break/> <text:s text:c="7"/>x2</text:span><text:span text:style-name="T15">,</text:span><text:span text:style-name="T13"> y2 </text:span><text:span text:style-name="T12">=</text:span><text:span text:style-name="T13"> vertices</text:span><text:span text:style-name="T15">[</text:span><text:span text:style-name="T13">i </text:span><text:span text:style-name="T12">+</text:span><text:span text:style-name="T13"> </text:span><text:span text:style-name="T20">1</text:span><text:span text:style-name="T15">]</text:span><text:span text:style-name="T13"><text:line-break/> <text:s text:c="7"/>area </text:span><text:span text:style-name="T12">+=</text:span><text:span text:style-name="T13"> x1 </text:span><text:span text:style-name="T12">*</text:span><text:span text:style-name="T13"> y2 </text:span><text:span text:style-name="T12">-</text:span><text:span text:style-name="T13"> x2 </text:span><text:span text:style-name="T12">*</text:span><text:span text:style-name="T13"> y1<text:line-break/><text:line-break/> <text:s text:c="3"/></text:span><text:span text:style-name="T12">return</text:span><text:span text:style-name="T13"> </text:span><text:span text:style-name="T21">abs</text:span><text:span text:style-name="T15">(</text:span><text:span text:style-name="T13">area</text:span><text:span text:style-name="T15">)</text:span><text:span text:style-name="T13"> </text:span><text:span text:style-name="T12">/</text:span><text:span text:style-name="T13"> </text:span><text:span text:style-name="T20">2</text:span><text:span text:style-name="T13"><text:line-break/><text:line-break/><text:line-break/></text:span><text:span text:style-name="T17"># --------------------------</text:span><text:span text:style-name="T13"><text:line-break/></text:span><text:span text:style-name="T17"># <text:s text:c="4"/>HAUPTPROGRAMM</text:span><text:span text:style-name="T13"><text:line-break/></text:span><text:span text:style-name="T17"># --------------------------</text:span><text:span text:style-name="T13"><text:line-break/><text:line-break/>drone</text:span><text:span text:style-name="T12">.</text:span><text:span text:style-name="T13">connect</text:span><text:span text:style-name="T15">()</text:span><text:span text:style-name="T13"><text:line-break/><text:line-break/></text:span><text:span text:style-name="T21">print</text:span><text:span text:style-name="T15">(</text:span><text:span text:style-name="T22">"Batterie:"</text:span><text:span text:style-name="T15">,</text:span><text:span text:style-name="T13"> drone</text:span><text:span text:style-name="T12">.</text:span><text:span text:style-name="T13">get_battery</text:span><text:span text:style-name="T15">(),</text:span><text:span text:style-name="T13"> </text:span><text:span text:style-name="T22">"%"</text:span><text:span text:style-name="T15">)</text:span><text:span text:style-name="T13"><text:line-break/><text:line-break/><text:line-break/><text:line-break/></text:span><text:span text:style-name="T17"># Start</text:span><text:span text:style-name="T13"><text:line-break/>drone</text:span><text:span text:style-name="T12">.</text:span><text:span text:style-name="T13">takeoff</text:span><text:span text:style-name="T15">()</text:span><text:span text:style-name="T13"><text:line-break/>time</text:span><text:span text:style-name="T12">.</text:span><text:span text:style-name="T13">sleep</text:span><text:span text:style-name="T15">(</text:span><text:span text:style-name="T20">1</text:span><text:span text:style-name="T15">)</text:span><text:span text:style-name="T13"><text:line-break/><text:line-break/></text:span><text:span text:style-name="T17"># Mission Pads aktivieren <text:s text:c="32"/></text:span><text:span text:style-name="T13"><text:line-break/>drone</text:span><text:span text:style-name="T12">.</text:span><text:span text:style-name="T13">enable_mission_pads</text:span><text:span text:style-name="T15">()</text:span><text:span text:style-name="T13"> <text:s text:c="30"/><text:line-break/>drone</text:span><text:span text:style-name="T12">.</text:span><text:span text:style-name="T13">set_mission_pad_detection_direction</text:span><text:span text:style-name="T15">(</text:span><text:span text:style-name="T20">2</text:span><text:span text:style-name="T15">)</text:span><text:span text:style-name="T13"> <text:s/></text:span><text:span text:style-name="T17"># 2 = beide </text:span><text:span text:style-name="T13"><text:line-break/><text:line-break/>drone</text:span><text:span text:style-name="T12">.</text:span><text:span text:style-name="T13">get_mission_pad_id</text:span><text:span text:style-name="T15">()</text:span><text:span text:style-name="T13"><text:line-break/>drone</text:span><text:span text:style-name="T12">.</text:span><text:span text:style-name="T13">get_mission_pad_id</text:span><text:span text:style-name="T15">()</text:span><text:span text:style-name="T13"><text:line-break/><text:line-break/></text:span><text:span text:style-name="T21">print</text:span><text:span text:style-name="T15">(</text:span><text:span text:style-name="T22">"Warten auf Mission Pad 1 ..."</text:span><text:span text:style-name="T15">)</text:span><text:span text:style-name="T13"><text:line-break/>pad </text:span><text:span text:style-name="T12">=</text:span><text:span text:style-name="T13"> drone</text:span><text:span text:style-name="T12">.</text:span><text:span text:style-name="T13">get_mission_pad_id</text:span><text:span text:style-name="T15">()</text:span><text:span text:style-name="T13"><text:line-break/>start_pad </text:span><text:span text:style-name="T12">=</text:span><text:span text:style-name="T13"> pad<text:line-break/></text:span><text:soft-page-break/><text:span text:style-name="T12">if</text:span><text:span text:style-name="T13"> start_pad </text:span><text:span text:style-name="T12">&lt;=</text:span><text:span text:style-name="T20">0</text:span><text:span text:style-name="T13"> </text:span><text:span text:style-name="T15">:</text:span><text:span text:style-name="T13"><text:line-break/> <text:s text:c="3"/></text:span><text:span text:style-name="T21">print</text:span><text:span text:style-name="T15">(</text:span><text:span text:style-name="T22">f"EXIT due to mid = {</text:span><text:span text:style-name="T13">start_pad</text:span><text:span text:style-name="T22">}"</text:span><text:span text:style-name="T15">)</text:span><text:span text:style-name="T13"><text:line-break/> <text:s text:c="3"/>drone</text:span><text:span text:style-name="T12">.</text:span><text:span text:style-name="T13">land</text:span><text:span text:style-name="T15">()</text:span><text:span text:style-name="T13"><text:line-break/> <text:s text:c="3"/>os</text:span><text:span text:style-name="T12">.</text:span><text:span text:style-name="T13">_exit</text:span><text:span text:style-name="T15">(</text:span><text:span text:style-name="T20">1</text:span><text:span text:style-name="T15">)</text:span><text:span text:style-name="T13"><text:line-break/></text:span><text:span text:style-name="T17">#visited_pads = [pad]</text:span><text:span text:style-name="T13"><text:line-break/></text:span><text:span text:style-name="T21">print</text:span><text:span text:style-name="T15">(</text:span><text:span text:style-name="T22">f"Pad {</text:span><text:span text:style-name="T13">pad</text:span><text:span text:style-name="T22">} erkannt!"</text:span><text:span text:style-name="T15">)</text:span><text:span text:style-name="T13"><text:line-break/><text:line-break/><text:line-break/>center_over_pad</text:span><text:span text:style-name="T15">(</text:span><text:span text:style-name="T13">pad</text:span><text:span text:style-name="T15">)</text:span><text:span text:style-name="T13"><text:line-break/><text:line-break/>last_pad </text:span><text:span text:style-name="T12">=</text:span><text:span text:style-name="T13"> pad<text:line-break/><text:line-break/>step_2d </text:span><text:span text:style-name="T12">=</text:span><text:span text:style-name="T13"> </text:span><text:span text:style-name="T15">(</text:span><text:span text:style-name="T20">0</text:span><text:span text:style-name="T15">,</text:span><text:span text:style-name="T20">0</text:span><text:span text:style-name="T15">)</text:span><text:span text:style-name="T13"> </text:span><text:span text:style-name="T17"># speichert die Steigung der Seite</text:span><text:span text:style-name="T13"><text:line-break/>dist_pad </text:span><text:span text:style-name="T12">=</text:span><text:span text:style-name="T13"> get_pad_position</text:span><text:span text:style-name="T15">()</text:span><text:span text:style-name="T13"> </text:span><text:span text:style-name="T17"># Abstand zum Anfang der Seite</text:span><text:span text:style-name="T13"><text:line-break/></text:span><text:span text:style-name="T21">print</text:span><text:span text:style-name="T15">(</text:span><text:span text:style-name="T22">"Starte Vorwärts-Navigation...</text:span><text:span text:style-name="T24">\n</text:span><text:span text:style-name="T22">"</text:span><text:span text:style-name="T15">)</text:span><text:span text:style-name="T13"><text:line-break/><text:line-break/>side_vectors</text:span><text:span text:style-name="T12">=</text:span><text:span text:style-name="T15">[]</text:span><text:span text:style-name="T13"> </text:span><text:span text:style-name="T17"># <text:s/>Vektoren, die zu den jeweiligen Seite von der letzte Seite führen</text:span><text:span text:style-name="T13"><text:line-break/></text:span><text:span text:style-name="T17"># Endlosschleife bis Pad 1 erneut kommt</text:span><text:span text:style-name="T13"><text:line-break/>dist_flown </text:span><text:span text:style-name="T12">=</text:span><text:span text:style-name="T13"> </text:span><text:span text:style-name="T20">50</text:span><text:span text:style-name="T13"><text:line-break/></text:span><text:span text:style-name="T12">while</text:span><text:span text:style-name="T13"> </text:span><text:span text:style-name="T12">True</text:span><text:span text:style-name="T15">:</text:span><text:span text:style-name="T13"><text:line-break/> <text:s text:c="3"/></text:span><text:span text:style-name="T17"># Schrittweise vorwärts fliegen</text:span><text:span text:style-name="T13"><text:line-break/> <text:s text:c="3"/>drone</text:span><text:span text:style-name="T12">.</text:span><text:span text:style-name="T13">go_xyz_speed_mid</text:span><text:span text:style-name="T15">(</text:span><text:span text:style-name="T13">dist_flown</text:span><text:span text:style-name="T15">,</text:span><text:span text:style-name="T20">0</text:span><text:span text:style-name="T15">,</text:span><text:span text:style-name="T20">50</text:span><text:span text:style-name="T15">,</text:span><text:span text:style-name="T20">30</text:span><text:span text:style-name="T15">,</text:span><text:span text:style-name="T13">last_pad</text:span><text:span text:style-name="T15">)</text:span><text:span text:style-name="T13"><text:line-break/> <text:s text:c="3"/>dist_flown </text:span><text:span text:style-name="T12">+=</text:span><text:span text:style-name="T13"> </text:span><text:span text:style-name="T20">50</text:span><text:span text:style-name="T13"><text:line-break/> <text:s text:c="3"/>time</text:span><text:span text:style-name="T12">.</text:span><text:span text:style-name="T13">sleep</text:span><text:span text:style-name="T15">(</text:span><text:span text:style-name="T20">0.5</text:span><text:span text:style-name="T15">)</text:span><text:span text:style-name="T13"><text:line-break/><text:line-break/> <text:s text:c="3"/></text:span><text:span text:style-name="T17"># Aktuelles Pad abfragen</text:span><text:span text:style-name="T13"><text:line-break/> <text:s text:c="3"/>pad </text:span><text:span text:style-name="T12">=</text:span><text:span text:style-name="T13"> drone</text:span><text:span text:style-name="T12">.</text:span><text:span text:style-name="T13">get_mission_pad_id</text:span><text:span text:style-name="T15">()</text:span><text:span text:style-name="T13"><text:line-break/><text:line-break/> <text:s text:c="3"/></text:span><text:span text:style-name="T17"># Aktueller Abstand zum Pad</text:span><text:span text:style-name="T13"><text:line-break/> <text:s text:c="3"/>dist_current_pad </text:span><text:span text:style-name="T12">=</text:span><text:span text:style-name="T13"> get_pad_position</text:span><text:span text:style-name="T15">()</text:span><text:span text:style-name="T13"><text:line-break/> <text:s text:c="3"/></text:span><text:span text:style-name="T21">print</text:span><text:span text:style-name="T15">(</text:span><text:span text:style-name="T22">f"Entfernung zum Pad {</text:span><text:span text:style-name="T13">pad</text:span><text:span text:style-name="T22">} ist: {</text:span><text:span text:style-name="T13">dist_current_pad</text:span><text:span text:style-name="T22">}"</text:span><text:span text:style-name="T25">)</text:span></text:p>
      <text:p text:style-name="P30"><text:span text:style-name="T26"><text:tab/></text:span><text:span text:style-name="T17">entsprechen</text:span><text:span text:style-name="T27">de</text:span><text:span text:style-name="T17"> Pads den Ecken des Vieleck</text:span><text:span text:style-name="T13"><text:line-break/> <text:s text:c="3"/><text:line-break/> <text:s text:c="3"/></text:span><text:span text:style-name="T17"># Nachdem ein neuer Pad gefunden wurde,</text:span><text:span text:style-name="T13"><text:line-break/> <text:s text:c="3"/></text:span><text:span text:style-name="T17"># speichere die Steigung der neuer Seite</text:span><text:span text:style-name="T13"><text:line-break/><text:line-break/> <text:s text:c="3"/></text:span><text:span text:style-name="T17"># Wenn kein Pad gefunden wurde,</text:span><text:span text:style-name="T13"><text:line-break/> <text:s text:c="3"/></text:span><text:span text:style-name="T17"># aktualisiere den Abstand zum Pad</text:span><text:span text:style-name="T13"><text:line-break/><text:line-break/> <text:s text:c="3"/></text:span><text:span text:style-name="T12">if</text:span><text:span text:style-name="T13"> pad </text:span><text:span text:style-name="T12">!=</text:span><text:span text:style-name="T13"> </text:span><text:span text:style-name="T12">-</text:span><text:span text:style-name="T20">1</text:span><text:span text:style-name="T15">:</text:span><text:span text:style-name="T13"> <text:s text:c="2"/></text:span><text:span text:style-name="T17"># Ein Pad wurde erkannt</text:span><text:span text:style-name="T13"><text:line-break/> <text:s text:c="7"/></text:span><text:span text:style-name="T21">print</text:span><text:span text:style-name="T15">(</text:span><text:span text:style-name="T22">f"Mission Pad erkannt: {</text:span><text:span text:style-name="T13">pad</text:span><text:span text:style-name="T22">}"</text:span><text:span text:style-name="T15">)</text:span><text:span text:style-name="T13"><text:line-break/><text:line-break/> <text:s text:c="7"/></text:span><text:span text:style-name="T17"># Man konnte warscheinlich die If-Bedingung weglassen,</text:span><text:span text:style-name="T13"><text:line-break/></text:span><text:soft-page-break/><text:span text:style-name="T13"> <text:s text:c="7"/></text:span><text:span text:style-name="T17"># aber ich bin mir nicht sicher</text:span><text:span text:style-name="T13"><text:line-break/> <text:s text:c="7"/></text:span><text:span text:style-name="T17"># Es konnte ,,Edge-Cases" geben</text:span><text:span text:style-name="T13"><text:line-break/> <text:s text:c="7"/></text:span><text:span text:style-name="T12">if</text:span><text:span text:style-name="T13"> pad </text:span><text:span text:style-name="T12">!=</text:span><text:span text:style-name="T13"> last_pad</text:span><text:span text:style-name="T15">:</text:span><text:span text:style-name="T13"> </text:span><text:span text:style-name="T17"># Eine neue Ecke wurde gefunden, <text:tab/><text:tab/> <text:s/>damit auch eine neue Seite</text:span><text:span text:style-name="T13"><text:line-break/> <text:s text:c="11"/></text:span><text:span text:style-name="T17"># Da der Abstand nun relativ zum neuen Pad ist, </text:span><text:span text:style-name="T13"><text:line-break/> <text:s text:c="11"/></text:span><text:span text:style-name="T17"># hat man nicht den aktuelsten Abstand zum letzten <text:tab/><text:tab/> <text:s/>Pad</text:span><text:span text:style-name="T13"><text:line-break/> <text:s text:c="11"/></text:span><text:span text:style-name="T17"># und muss berechnet werden.</text:span><text:span text:style-name="T13"><text:line-break/> <text:s text:c="11"/></text:span><text:span text:style-name="T17"># + step_2d macht genau das.</text:span><text:span text:style-name="T13"><text:line-break/> <text:s text:c="11"/></text:span><text:span text:style-name="T17"># - dist_current_pad[0] falls die Drohne nicht </text:span><text:span text:style-name="T27"><text:tab/><text:tab/><text:tab/> <text:s/></text:span><text:span text:style-name="T17">genau auf dem neuen Pad steht</text:span><text:span text:style-name="T13"><text:line-break/> <text:s text:c="11"/>dist_flown </text:span><text:span text:style-name="T12">-=</text:span><text:span text:style-name="T13"> drone</text:span><text:span text:style-name="T12">.</text:span><text:span text:style-name="T13">get_mission_pad_distance_x</text:span><text:span text:style-name="T15">()</text:span><text:span text:style-name="T13"><text:line-break/> <text:s text:c="11"/></text:span><text:span text:style-name="T21">print</text:span><text:span text:style-name="T15">(</text:span><text:span text:style-name="T22">f"debug:<text:tab/><text:tab/><text:tab/><text:tab/><text:tab/><text:tab/><text:tab/><text:tab/><text:tab/> <text:s/>{</text:span><text:span text:style-name="T13">drone</text:span><text:span text:style-name="T12">.</text:span><text:span text:style-name="T13">get_mission_pad_distance_x</text:span><text:span text:style-name="T15">()</text:span><text:span text:style-name="T22">}"</text:span><text:span text:style-name="T15">)</text:span><text:span text:style-name="T13"><text:line-break/> <text:s text:c="11"/></text:span><text:span text:style-name="T21">print</text:span><text:span text:style-name="T15">(</text:span><text:span text:style-name="T22">"Side done with len:"</text:span><text:span text:style-name="T15">,</text:span><text:span text:style-name="T13">dist_flown</text:span><text:span text:style-name="T15">)</text:span><text:span text:style-name="T13"><text:line-break/> <text:s text:c="11"/><text:line-break/> <text:s text:c="11"/></text:span><text:span text:style-name="T17"># speichere den neun Vektor</text:span><text:span text:style-name="T13"><text:line-break/> <text:s text:c="11"/>side_vectors</text:span><text:span text:style-name="T12">.</text:span><text:span text:style-name="T13">append</text:span><text:span text:style-name="T15">(</text:span><text:span text:style-name="T13">dist_pad</text:span><text:span text:style-name="T15">)</text:span><text:span text:style-name="T13"><text:line-break/> <text:s text:c="11"/>dist_pad </text:span><text:span text:style-name="T12">=</text:span><text:span text:style-name="T13"> </text:span><text:span text:style-name="T15">(</text:span><text:span text:style-name="T20">0</text:span><text:span text:style-name="T15">,</text:span><text:span text:style-name="T20">0</text:span><text:span text:style-name="T15">)</text:span><text:span text:style-name="T13"><text:line-break/> <text:s text:c="11"/>dist_flown </text:span><text:span text:style-name="T12">=</text:span><text:span text:style-name="T13"> </text:span><text:span text:style-name="T20">0</text:span><text:span text:style-name="T13"><text:line-break/> <text:s text:c="11"/>center_over_pad</text:span><text:span text:style-name="T15">(</text:span><text:span text:style-name="T13">pad</text:span><text:span text:style-name="T15">)</text:span><text:span text:style-name="T13"><text:line-break/> <text:s text:c="11"/><text:line-break/><text:line-break/> <text:s text:c="7"/></text:span><text:span text:style-name="T17"># Wenn wieder Pad 1 → landen</text:span><text:span text:style-name="T13"><text:line-break/> <text:s text:c="7"/></text:span><text:span text:style-name="T12">if</text:span><text:span text:style-name="T13"> pad </text:span><text:span text:style-name="T12">==</text:span><text:span text:style-name="T13"> start_pad </text:span><text:span text:style-name="T12">and</text:span><text:span text:style-name="T13"> last_pad </text:span><text:span text:style-name="T12">!=</text:span><text:span text:style-name="T13"> start_pad</text:span><text:span text:style-name="T15">:</text:span><text:span text:style-name="T13"><text:line-break/> <text:s text:c="11"/></text:span><text:span text:style-name="T21">print</text:span><text:span text:style-name="T15">(</text:span><text:span text:style-name="T22">f"Pad {</text:span><text:span text:style-name="T13">start_pad</text:span><text:span text:style-name="T22">} erneut erreicht → <text:s text:c="51"/><text:tab/> <text:s text:c="6"/>Landen..."</text:span><text:span text:style-name="T15">)</text:span><text:span text:style-name="T13"><text:line-break/> <text:s text:c="11"/>center_over_pad</text:span><text:span text:style-name="T15">(</text:span><text:span text:style-name="T13">pad</text:span><text:span text:style-name="T15">)</text:span><text:span text:style-name="T13"><text:line-break/> <text:s text:c="11"/>drone</text:span><text:span text:style-name="T12">.</text:span><text:span text:style-name="T13">land</text:span><text:span text:style-name="T15">()</text:span><text:span text:style-name="T13"><text:line-break/> <text:s text:c="11"/></text:span><text:span text:style-name="T12">break</text:span><text:span text:style-name="T13"><text:line-break/><text:line-break/> <text:s text:c="7"/></text:span><text:span text:style-name="T17"># Über dem Pad ausrichten</text:span><text:span text:style-name="T13"><text:line-break/><text:line-break/> <text:s text:c="7"/>last_pad </text:span><text:span text:style-name="T12">=</text:span><text:span text:style-name="T13"> pad<text:line-break/><text:line-break/></text:span><text:span text:style-name="T21">print</text:span><text:span text:style-name="T15">(</text:span><text:span text:style-name="T22">"</text:span><text:span text:style-name="T24">\n</text:span><text:span text:style-name="T22">Got the Following side Vectors:"</text:span><text:span text:style-name="T15">)</text:span><text:span text:style-name="T13"><text:line-break/></text:span><text:span text:style-name="T21">print</text:span><text:span text:style-name="T15">(</text:span><text:span text:style-name="T22">"</text:span><text:span text:style-name="T24">\t</text:span><text:span text:style-name="T22">"</text:span><text:span text:style-name="T15">,</text:span><text:span text:style-name="T13">side_vectors</text:span><text:span text:style-name="T15">)</text:span><text:span text:style-name="T13"><text:line-break/><text:line-break/></text:span><text:span text:style-name="T21">print</text:span><text:span text:style-name="T15">(</text:span><text:span text:style-name="T22">"</text:span><text:span text:style-name="T24">\n</text:span><text:span text:style-name="T22"> Calculated Area is:</text:span><text:span text:style-name="T24">\t</text:span><text:span text:style-name="T22">"</text:span><text:span text:style-name="T15">, </text:span><text:span text:style-name="T13">polygon_area_from_vectors</text:span><text:span text:style-name="T15">(</text:span><text:span text:style-name="T13">side_vectors</text:span><text:span text:style-name="T15">))</text:span><text:span text:style-name="T13"><text:line-break/></text:span><text:span text:style-name="T17"># Mission Pads deaktivieren (optional)</text:span><text:span text:style-name="T13"><text:line-break/>drone</text:span><text:span text:style-name="T12">.</text:span><text:span text:style-name="T13">disable_mission_pads</text:span><text:span text:style-name="T15">()</text:span><text:span text:style-name="T13"><text:line-break/>drone</text:span><text:span text:style-name="T12">.</text:span><text:span text:style-name="T13">end</text:span><text:span text:style-name="T15">()</text:span></text:p>
      <text:p text:style-name="P31"/>
      <text:p text:style-name="P31"><text:soft-page-break/></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4"/><text:page-number text:select-page="current">13</text:page-number><text:bookmark-end text:name="PageNumWizard_FOOTER_Standard1 Kopie 4"/></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9-30T11:37:35.593845988</meta:creation-date>
    <dc:date>2026-01-12T08:22:55.582487600</dc:date>
    <meta:editing-duration>PT7H39M46S</meta:editing-duration>
    <meta:editing-cycles>57</meta:editing-cycles>
    <meta:generator>LibreOffice/25.2.7.2$Windows_X86_64 LibreOffice_project/5cbfd1ab6520636bb5f7b99185aa69bd7456825d</meta:generator>
    <meta:print-date>2026-01-12T08:22:18.119966000</meta:print-date>
    <meta:printed-by>PDF-Dateien</meta:printed-by>
    <meta:document-statistic meta:table-count="0" meta:image-count="0" meta:object-count="0" meta:page-count="13" meta:paragraph-count="63" meta:word-count="1719" meta:character-count="13393" meta:non-whitespace-character-count="10484"/>
  </office:meta>
</office:document-meta>
</file>